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Segoe UI" svg:font-family="'Segoe UI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JetBrains Mono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color="#9e880d" style:font-name="JetBrains Mono"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style:font-name="JetBrains Mono" fo:language="zxx" fo:country="none" style:language-asian="zxx" style:country-asian="none" style:language-complex="zxx" style:country-complex="none"/>
    </style:style>
    <style:style style:name="P4" style:family="paragraph" style:parent-style-name="Preformatted_20_Text">
      <style:text-properties fo:color="#080808" style:font-name="JetBrains Mono" fo:language="zxx" fo:country="none" style:language-asian="zxx" style:country-asian="none" style:language-complex="zxx" style:country-complex="none"/>
    </style:style>
    <style:style style:name="P5" style:family="paragraph" style:parent-style-name="Preformatted_20_Text">
      <style:text-properties fo:color="#080808" style:font-name="JetBrains Mono" fo:language="zxx" fo:country="none" style:language-asian="zxx" style:country-asian="none" style:language-complex="zxx" style:country-complex="none"/>
    </style:style>
    <style:style style:name="P6" style:family="paragraph" style:parent-style-name="Preformatted_20_Text">
      <style:text-properties fo:color="#8c8c8c" style:font-name="JetBrains Mono" fo:language="zxx" fo:country="none" fo:font-style="italic" style:language-asian="zxx" style:country-asian="none" style:language-complex="zxx" style:country-complex="none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80808" style:font-name="JetBrains Mono" fo:language="zxx" fo:country="none" style:language-asian="zxx" style:country-asian="none" style:language-complex="zxx" style:country-complex="none"/>
    </style:style>
    <style:style style:name="P8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80808" fo:language="zxx" fo:country="none" style:language-asian="zxx" style:country-asian="none" style:language-complex="zxx" style:country-complex="none"/>
    </style:style>
    <style:style style:name="P9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80808" style:font-name="JetBrains Mono"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80808" style:font-name="JetBrains Mono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80808" style:font-name="JetBrai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9e880d" style:font-name="JetBrains Mono"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style:use-window-font-color="true" style:font-name="JetBrai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style:use-window-font-color="true" style:font-name="JetBrains Mono" fo:language="zxx" fo:country="none" style:language-asian="zxx" style:country-asian="none" style:language-complex="zxx" style:country-complex="none"/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color="#080808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080808" style:font-name="JetBrains Mono" fo:language="zxx" fo:country="none" style:language-asian="zxx" style:country-asian="none" style:language-complex="zxx" style:country-complex="none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80808" fo:language="zxx" fo:country="none" style:language-asian="zxx" style:country-asian="none" style:language-complex="zxx" style:country-complex="none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80808" style:font-name="JetBrains Mono" fo:language="zxx" fo:country="none" style:language-asian="zxx" style:country-asian="none" style:language-complex="zxx" style:country-complex="none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8c8c8c" style:font-name="JetBrains Mono" fo:language="zxx" fo:country="none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color="#067d17"/>
    </style:style>
    <style:style style:name="T3" style:family="text">
      <style:text-properties fo:color="#067d17" style:font-name="JetBrains Mono"/>
    </style:style>
    <style:style style:name="T4" style:family="text">
      <style:text-properties style:font-name="JetBrains Mono"/>
    </style:style>
    <style:style style:name="T5" style:family="text">
      <style:text-properties style:font-name="JetBrains Mono" fo:font-style="italic"/>
    </style:style>
    <style:style style:name="T6" style:family="text">
      <style:text-properties style:font-name="JetBrains Mono" fo:language="en" fo:country="US"/>
    </style:style>
    <style:style style:name="T7" style:family="text">
      <style:text-properties style:font-name="JetBrains Mono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JetBrains Mono"/>
    </style:style>
    <style:style style:name="T10" style:family="text">
      <style:text-properties fo:color="#000000" style:font-name="JetBrains Mono" fo:font-weight="bold" style:font-weight-asian="bold" style:font-weight-complex="bol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style="italic"/>
    </style:style>
    <style:style style:name="T13" style:family="text">
      <style:text-properties fo:color="#000000" fo:language="en" fo:country="US"/>
    </style:style>
    <style:style style:name="T14" style:family="text">
      <style:text-properties fo:color="#000000" fo:language="en" fo:country="US" fo:font-weight="bold" style:font-weight-asian="bold" style:font-weight-complex="bold"/>
    </style:style>
    <style:style style:name="T15" style:family="text">
      <style:text-properties fo:color="#000000" fo:language="ru" fo:country="RU"/>
    </style:style>
    <style:style style:name="T16" style:family="text">
      <style:text-properties fo:color="#000000" fo:language="ru" fo:country="RU" style:language-asian="zxx" style:country-asian="none" style:language-complex="zxx" style:country-complex="none"/>
    </style:style>
    <style:style style:name="T17" style:family="text">
      <style:text-properties fo:color="#000000" style:font-name="Segoe UI"/>
    </style:style>
    <style:style style:name="T18" style:family="text">
      <style:text-properties fo:color="#000000" style:font-name="JetBrains Mono"/>
    </style:style>
    <style:style style:name="T19" style:family="text">
      <style:text-properties fo:language="ru" fo:country="RU"/>
    </style:style>
    <style:style style:name="T20" style:family="text">
      <style:text-properties fo:color="#871094"/>
    </style:style>
    <style:style style:name="T21" style:family="text">
      <style:text-properties fo:color="#871094" style:font-name="JetBrains Mono"/>
    </style:style>
    <style:style style:name="T22" style:family="text">
      <style:text-properties fo:color="#871094" style:font-name="JetBrains Mono" fo:font-style="italic"/>
    </style:style>
    <style:style style:name="T23" style:family="text">
      <style:text-properties fo:color="#871094" style:font-name="JetBrains Mono" fo:font-weight="bold" style:font-weight-asian="bold" style:font-weight-complex="bold"/>
    </style:style>
    <style:style style:name="T24" style:family="text">
      <style:text-properties fo:color="#871094" fo:font-weight="bold" style:font-weight-asian="bold" style:font-weight-complex="bold"/>
    </style:style>
    <style:style style:name="T25" style:family="text">
      <style:text-properties fo:color="#871094" fo:font-style="italic"/>
    </style:style>
    <style:style style:name="T26" style:family="text">
      <style:text-properties fo:color="#871094" fo:language="ru" fo:country="RU"/>
    </style:style>
    <style:style style:name="T27" style:family="text">
      <style:text-properties fo:color="#871094" fo:language="en" fo:country="US"/>
    </style:style>
    <style:style style:name="T28" style:family="text">
      <style:text-properties fo:color="#0033b3"/>
    </style:style>
    <style:style style:name="T29" style:family="text">
      <style:text-properties fo:color="#0033b3" style:font-name="JetBrains Mono"/>
    </style:style>
    <style:style style:name="T30" style:family="text">
      <style:text-properties fo:color="#0033b3" style:font-name="JetBrains Mono" fo:font-weight="bold" style:font-weight-asian="bold" style:font-weight-complex="bold"/>
    </style:style>
    <style:style style:name="T31" style:family="text">
      <style:text-properties fo:color="#0033b3" fo:font-weight="bold" style:font-weight-asian="bold" style:font-weight-complex="bold"/>
    </style:style>
    <style:style style:name="T32" style:family="text">
      <style:text-properties fo:color="#0033b3" fo:language="ru" fo:country="RU"/>
    </style:style>
    <style:style style:name="T33" style:family="text">
      <style:text-properties fo:color="#0033b3" fo:language="en" fo:country="US"/>
    </style:style>
    <style:style style:name="T34" style:family="text">
      <style:text-properties fo:color="#0033b3" style:font-name="Segoe UI"/>
    </style:style>
    <style:style style:name="T35" style:family="text">
      <style:text-properties fo:color="#0033b3" style:font-name="JetBrains Mono"/>
    </style:style>
    <style:style style:name="T36" style:family="text">
      <style:text-properties fo:color="#9e880d"/>
    </style:style>
    <style:style style:name="T37" style:family="text">
      <style:text-properties fo:color="#9e880d" style:font-name="JetBrains Mono"/>
    </style:style>
    <style:style style:name="T38" style:family="text">
      <style:text-properties fo:color="#1750eb"/>
    </style:style>
    <style:style style:name="T39" style:family="text">
      <style:text-properties fo:font-style="italic"/>
    </style:style>
    <style:style style:name="T40" style:family="text">
      <style:text-properties fo:color="#8c8c8c"/>
    </style:style>
    <style:style style:name="T41" style:family="text">
      <style:text-properties fo:color="#8c8c8c" fo:font-style="italic"/>
    </style:style>
    <style:style style:name="T42" style:family="text">
      <style:text-properties fo:color="#00627a"/>
    </style:style>
    <style:style style:name="T43" style:family="text">
      <style:text-properties fo:color="#00627a" style:font-name="JetBrains Mono"/>
    </style:style>
    <style:style style:name="T44" style:family="text">
      <style:text-properties fo:color="#00627a" style:font-name="Segoe UI"/>
    </style:style>
    <style:style style:name="T45" style:family="text">
      <style:text-properties fo:color="#00627a" fo:font-style="itali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style:font-name="JetBrains Mono"/>
    </style:style>
    <style:style style:name="T49" style:family="text">
      <style:text-properties style:use-window-font-color="true" fo:font-weight="bold" style:font-weight-asian="bold" style:font-weight-complex="bold"/>
    </style:style>
    <style:style style:name="T50" style:family="text">
      <style:text-properties fo:color="#080808"/>
    </style:style>
    <style:style style:name="T51" style:family="text">
      <style:text-properties fo:color="#080808" style:font-name="Segoe UI"/>
    </style:style>
    <style:style style:name="T52" style:family="text">
      <style:text-properties fo:color="#080808" style:font-name="Segoe UI" fo:font-weight="bold" style:font-weight-asian="bold" style:font-weight-complex="bold"/>
    </style:style>
    <style:style style:name="T53" style:family="text">
      <style:text-properties fo:color="#080808" fo:language="ru" fo:country="RU"/>
    </style:style>
    <style:style style:name="T54" style:family="text">
      <style:text-properties fo:color="#080808" fo:language="ru" fo:country="RU" fo:font-weight="bold" style:font-weight-asian="bold" style:font-weight-complex="bold"/>
    </style:style>
    <style:style style:name="T55" style:family="text">
      <style:text-properties fo:color="#080808" fo:language="en" fo:country="US"/>
    </style:style>
    <style:style style:name="T56" style:family="text">
      <style:text-properties fo:color="#080808" fo:language="en" fo:country="US" fo:font-weight="bold" style:font-weight-asian="bold" style:font-weight-complex="bold"/>
    </style:style>
    <style:style style:name="T57" style:family="text">
      <style:text-properties fo:color="#080808" fo:font-weight="bold" style:font-weight-asian="bold" style:font-weight-complex="bold"/>
    </style:style>
    <style:style style:name="T58" style:family="text">
      <style:text-properties style:font-name="Segoe U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Дописать зависимости</text:p>
      <text:p text:style-name="P3">Класс Employee сделать таблицей в БД – пометить аннотацией </text:p>
      <text:p text:style-name="P3"><text:span text:style-name="T36">@Entity(tableName = </text:span><text:span text:style-name="T2">"employees"</text:span><text:span text:style-name="T36">)</text:span></text:p>
      <text:p text:style-name="P1"/>
      <text:p text:style-name="P1">Также добавить </text:p>
      <text:p text:style-name="P4"><text:span text:style-name="T36">@PrimaryKey(autoGenerate = </text:span><text:span text:style-name="T28">true</text:span><text:span text:style-name="T36">)</text:span></text:p>
      <text:p text:style-name="P2"/>
      <text:p text:style-name="P7"><text:span text:style-name="T28">private int </text:span><text:span text:style-name="T20">id</text:span>;</text:p>
      <text:p text:style-name="P7">Добавить геттер и сеттер на id</text:p>
      <text:p text:style-name="P7">Если данные хранить таким образом — room <text:s/>не поймет каким образом хранить данные </text:p>
      <text:p text:style-name="P7"><text:span text:style-name="T28">private </text:span><text:span text:style-name="T8">List</text:span>&lt;<text:span text:style-name="T8">Speciality</text:span>&gt; <text:span text:style-name="T20">speciality </text:span>= <text:span text:style-name="T28">null</text:span>; - комментируем — специальности добавим в конце</text:p>
      <text:p text:style-name="P7">Создаем package data <text:s/>и в нем создаем БД(05:42)</text:p>
      <text:p text:style-name="P7"><text:span text:style-name="T36">@Database</text:span>(entities = {<text:span text:style-name="T8">Employee</text:span>.<text:span text:style-name="T28">class</text:span>}, version = <text:span text:style-name="T38">1</text:span>, exportSchema = <text:span text:style-name="T28">false</text:span>)</text:p>
      <text:p text:style-name="P7"><text:span text:style-name="T28">public abstract class </text:span><text:span text:style-name="T8">AppDatabase </text:span>{</text:p>
      <text:p text:style-name="P10">создаем экземпляр класса и проверку</text:p>
      <text:p text:style-name="P7"><text:span text:style-name="T36">@Database</text:span>(entities = {<text:span text:style-name="T8">Employee</text:span>.<text:span text:style-name="T28">class</text:span>}, version = <text:span text:style-name="T38">1</text:span>, exportSchema = <text:span text:style-name="T28">false</text:span>)</text:p>
      <text:p text:style-name="P16"><text:span text:style-name="T28">public abstract class </text:span><text:span text:style-name="T8">AppDatabase </text:span><text:span text:style-name="T28">extends </text:span><text:span text:style-name="T8">RoomDatabase </text:span>{</text:p>
      <text:p text:style-name="P16"><text:s text:c="4"/><text:span text:style-name="T28">private static final </text:span><text:span text:style-name="T8">String </text:span><text:span text:style-name="T25">DB_NAME </text:span>= <text:span text:style-name="T2">"employees.db"</text:span>;</text:p>
      <text:p text:style-name="P16"><text:s text:c="4"/><text:span text:style-name="T28">private static </text:span><text:span text:style-name="T8">AppDatabase </text:span><text:span text:style-name="T25">database</text:span>;<text:span text:style-name="T41">//экземпляр</text:span></text:p>
      <text:p text:style-name="P16"><text:span text:style-name="T40"><text:s text:c="4"/></text:span><text:span text:style-name="T28">private static </text:span><text:span text:style-name="T8">Object </text:span><text:span text:style-name="T25">LOCK </text:span>= <text:span text:style-name="T28">new </text:span>Object();<text:span text:style-name="T41">// для проверки</text:span></text:p>
      <text:p text:style-name="P19"><text:s text:c="4"/><text:span text:style-name="T39">// и создаем геттер</text:span></text:p>
      <text:p text:style-name="P16"><text:span text:style-name="T40"><text:s text:c="4"/></text:span><text:span text:style-name="T28">public static </text:span><text:span text:style-name="T8">AppDatabase </text:span><text:span text:style-name="T42">getInstance</text:span>(<text:span text:style-name="T8">Context </text:span>context) {</text:p>
      <text:p text:style-name="P16"><text:s text:c="8"/><text:span text:style-name="T28">synchronized </text:span>(<text:span text:style-name="T25">LOCK</text:span>) {</text:p>
      <text:p text:style-name="P16"><text:s text:c="12"/><text:span text:style-name="T41">//делаем проверку</text:span></text:p>
      <text:p text:style-name="P16"><text:span text:style-name="T40"><text:s text:c="12"/></text:span><text:span text:style-name="T28">if </text:span>(<text:span text:style-name="T25">database </text:span>== <text:span text:style-name="T28">null</text:span>) {</text:p>
      <text:p text:style-name="P16"><text:s text:c="16"/><text:span text:style-name="T25">database </text:span>= <text:span text:style-name="T8">Room</text:span>.<text:span text:style-name="T39">databaseBuilder</text:span>(context, <text:span text:style-name="T8">AppDatabase</text:span>.<text:span text:style-name="T28">class</text:span>, <text:span text:style-name="T25">DB_NAME</text:span>).build();</text:p>
      <text:p text:style-name="P16"><text:s text:c="12"/>}</text:p>
      <text:p text:style-name="P16"><text:s text:c="12"/><text:span text:style-name="T28">return </text:span><text:span text:style-name="T25">database</text:span>;</text:p>
      <text:p text:style-name="P16"><text:s text:c="8"/>}</text:p>
      <text:p text:style-name="P7"><text:s text:c="4"/>}</text:p>
      <text:p text:style-name="P7">Теперь надо сделать интерфейс Dao для работы с таблицей</text:p>
      <text:p text:style-name="P12">@Dao</text:p>
      <text:p text:style-name="P16"><text:span text:style-name="T28">public interface </text:span><text:span text:style-name="T8">EmployeeDao </text:span>{</text:p>
      <text:p text:style-name="P16"><text:s text:c="4"/><text:span text:style-name="T41">//первый объект - <text:s/>это будет запрос к базе</text:span></text:p>
      <text:p text:style-name="P16"><text:span text:style-name="T40"><text:s text:c="4"/></text:span><text:span text:style-name="T36">@Query</text:span>(<text:span text:style-name="T2">"SELECT * FROM employees"</text:span>)<text:span text:style-name="T41">// employees - это название БД</text:span></text:p>
      <text:p text:style-name="P16"><text:span text:style-name="T40"><text:s text:c="4"/></text:span><text:span text:style-name="T8">LiveData</text:span>&lt;<text:span text:style-name="T8">List</text:span>&lt;<text:span text:style-name="T8">Employee</text:span>&gt;&gt; <text:span text:style-name="T42">getEmployees</text:span>();</text:p>
      <text:p text:style-name="P16"><text:s text:c="4"/><text:span text:style-name="T41">//вносить данные в базу</text:span></text:p>
      <text:p text:style-name="P16"><text:span text:style-name="T40"><text:s text:c="4"/></text:span><text:span text:style-name="T36">@Insert</text:span>(onConflict = <text:span text:style-name="T36">OnConflictStrategy</text:span>.<text:span text:style-name="T25">REPLACE</text:span>)<text:span text:style-name="T41">//для предотвращения падения</text:span></text:p>
      <text:p text:style-name="P16"><text:span text:style-name="T40"><text:s text:c="4"/></text:span><text:span text:style-name="T28">void </text:span><text:span text:style-name="T42">insertEmployees</text:span>(<text:span text:style-name="T8">List</text:span>&lt;<text:span text:style-name="T8">Employee</text:span>&gt; employees);<text:span text:style-name="T41">//вставлять будем целым списком</text:span></text:p>
      <text:p text:style-name="P19"><text:s text:c="4"/><text:span text:style-name="T39">//метод для удаления из базы</text:span></text:p>
      <text:p text:style-name="P16"><text:span text:style-name="T40"><text:s text:c="4"/></text:span><text:span text:style-name="T36">@Query</text:span>(<text:span text:style-name="T2">"DELETE FROM employees"</text:span>)</text:p>
      <text:p text:style-name="P7"><text:s text:c="4"/><text:span text:style-name="T28">void </text:span><text:span text:style-name="T42">deleteAllEmployees</text:span>();</text:p>
      <text:p text:style-name="P7">И в БД создаем метод, который будет возвращать объект интерфейсного типа</text:p>
      <text:p text:style-name="P7"><text:span text:style-name="T28">public abstract </text:span><text:span text:style-name="T8">EmployeeDao </text:span><text:span text:style-name="T42">employeeDao</text:span>();</text:p>
      <text:p text:style-name="P7">база данных готова!!!</text:p>
      <text:p text:style-name="P7"><text:soft-page-break/>В screens.employees создаем класс </text:p>
      <text:p text:style-name="P7"><text:span text:style-name="T28">public class </text:span><text:span text:style-name="T8">EmployeeViewModel </text:span><text:span text:style-name="T28">extends </text:span><text:span text:style-name="T8">AndroidViewModel</text:span></text:p>
      <text:p text:style-name="P7"><text:span text:style-name="T8">переопределить конструктор и добавить ссылку на БД </text:span><text:span text:style-name="T31">private </text:span><text:span text:style-name="T11">AppDatabase </text:span><text:span text:style-name="T24">db</text:span><text:span text:style-name="T8">;</text:span></text:p>
      <text:p text:style-name="P7"><text:span text:style-name="T8">и в конструкторе присвоить ей значение</text:span></text:p>
      <text:p text:style-name="P7"><text:span text:style-name="T20">db </text:span><text:span text:style-name="T8">= AppDatabase.</text:span><text:span text:style-name="T12">getInstance</text:span><text:span text:style-name="T8">(application);</text:span></text:p>
      <text:p text:style-name="P11"><text:span text:style-name="T8">Создать объекты, на которые будет подписан view</text:span></text:p>
      <text:p text:style-name="P7"><text:span text:style-name="T28">private </text:span><text:span text:style-name="T8">LiveData</text:span>&lt;<text:span text:style-name="T8">List</text:span>&lt;<text:span text:style-name="T8">Employee</text:span>&gt;&gt; <text:span text:style-name="T20">employees</text:span>;</text:p>
      <text:p text:style-name="P7">и в конструкторе присвоить ему значение</text:p>
      <text:p text:style-name="P7"><text:span text:style-name="T20">db </text:span>= <text:span text:style-name="T8">AppDatabase</text:span>.<text:span text:style-name="T39">getInstance</text:span>(application);</text:p>
      <text:p text:style-name="P7"><text:span text:style-name="T20">employees </text:span>= <text:span text:style-name="T20">db</text:span>.employeeDao().getEmployees();</text:p>
      <text:p text:style-name="P7">и чтобы активность смогла на него подписаться <text:s/>- создадим геттер</text:p>
      <text:p text:style-name="P7">теперь <text:span text:style-name="T46">view</text:span> может вызвать метод <text:span text:style-name="T46">getEmployees</text:span>, получить объект типа <text:span text:style-name="T46">LiveData</text:span> и подписаться на его изменения</text:p>
      <text:p text:style-name="P7">Нужен метод, который будет вставлять данные в базу</text:p>
      <text:p text:style-name="P4"><text:span text:style-name="T28">public void </text:span><text:span text:style-name="T42">insertEmployees</text:span>(<text:span text:style-name="T8">List</text:span>&lt;<text:span text:style-name="T8">Employee</text:span>&gt; employees)</text:p>
      <text:p text:style-name="P1">Вставляться данные будут в другом программном потоке — <text:span text:style-name="T46">создаем класс</text:span></text:p>
      <text:p text:style-name="P4"><text:span text:style-name="T31">private static class </text:span><text:span text:style-name="T11">InsertEmployeeTask </text:span><text:span text:style-name="T31">extends </text:span><text:span text:style-name="T11">AsyncTask</text:span>&lt;<text:span text:style-name="T8">List</text:span>&lt;<text:span text:style-name="T8">Employee</text:span>&gt;,<text:span text:style-name="T8">Void</text:span>,<text:span text:style-name="T8">Void</text:span>&gt;{</text:p>
      <text:p text:style-name="P16"><text:s text:c="4"/><text:span text:style-name="T36">@Override</text:span></text:p>
      <text:p text:style-name="P16"><text:span text:style-name="T36"><text:s text:c="4"/></text:span><text:span text:style-name="T28">protected </text:span><text:span text:style-name="T8">Void </text:span><text:span text:style-name="T42">doInBackground</text:span>(<text:span text:style-name="T8">List</text:span>&lt;<text:span text:style-name="T8">Employee</text:span>&gt;... lists) {</text:p>
      <text:p text:style-name="P16"><text:s text:c="8"/><text:span text:style-name="T28">if </text:span>(lists != <text:span text:style-name="T28">null </text:span>&amp;&amp; lists.<text:span text:style-name="T20">length </text:span>&gt; <text:span text:style-name="T38">0</text:span>){</text:p>
      <text:p text:style-name="P16"><text:s text:c="12"/><text:span text:style-name="T25">db</text:span>.employeeDao().insertEmployees(lists[<text:span text:style-name="T38">0</text:span>]);</text:p>
      <text:p text:style-name="P16"><text:s text:c="8"/>}</text:p>
      <text:p text:style-name="P16"><text:s text:c="8"/><text:span text:style-name="T28">return null</text:span>;</text:p>
      <text:p text:style-name="P16"><text:s text:c="4"/>}</text:p>
      <text:p text:style-name="P7">}</text:p>
      <text:p text:style-name="P7"><text:span text:style-name="T36">затем </text:span></text:p>
      <text:p text:style-name="P4"><text:span text:style-name="T28">p</text:span><text:span text:style-name="T28">ublic void </text:span><text:span text:style-name="T42">insertEmployees</text:span>(<text:span text:style-name="T8">List</text:span>&lt;<text:span text:style-name="T8">Employee</text:span>&gt; employees){</text:p>
      <text:p text:style-name="P16"><text:s text:c="4"/><text:span text:style-name="T28">new </text:span>InsertEmployeeTask().execute(employees);</text:p>
      <text:p text:style-name="P7">}</text:p>
      <text:p text:style-name="P6">//удаление данных из базы</text:p>
      <text:p text:style-name="P16"><text:span text:style-name="T28">public void </text:span><text:span text:style-name="T42">deleteAllEmployees</text:span>(){</text:p>
      <text:p text:style-name="P17"><text:s text:c="4"/><text:span text:style-name="T29">new </text:span><text:span text:style-name="T4">DeleteAllEmployeesTask().execute();</text:span></text:p>
      <text:p text:style-name="P16">}</text:p>
      <text:p text:style-name="P16"><text:span text:style-name="T28">private static class </text:span><text:span text:style-name="T8">DeleteAllEmployeesTask </text:span><text:span text:style-name="T28">extends </text:span><text:span text:style-name="T8">AsyncTask</text:span>&lt;<text:span text:style-name="T8">Void</text:span>,<text:span text:style-name="T8">Void</text:span>,<text:span text:style-name="T8">Void</text:span>&gt;{</text:p>
      <text:p text:style-name="P17"><text:s text:c="4"/><text:span text:style-name="T37">@Override</text:span></text:p>
      <text:p text:style-name="P17"><text:span text:style-name="T36"><text:s text:c="4"/></text:span><text:span text:style-name="T29">protected </text:span><text:span text:style-name="T9">Void </text:span><text:span text:style-name="T43">doInBackground</text:span><text:span text:style-name="T4">(</text:span><text:span text:style-name="T9">Void</text:span><text:span text:style-name="T4">... voids) {</text:span></text:p>
      <text:p text:style-name="P17"><text:s text:c="8"/><text:span text:style-name="T22">db</text:span><text:span text:style-name="T4">.employeeDao().deleteAllEmployees();</text:span></text:p>
      <text:p text:style-name="P17"><text:s text:c="8"/><text:span text:style-name="T29">return null</text:span><text:span text:style-name="T4">;</text:span></text:p>
      <text:p text:style-name="P17"><text:s text:c="4"/><text:span text:style-name="T4">}</text:span></text:p>
      <text:p text:style-name="P7">}</text:p>
      <text:p text:style-name="P1">Далее нужен метод, который будет загружать данные из Интернета</text:p>
      <text:p text:style-name="P1">берем его из <text:span text:style-name="T51">EmployeeListPresenter (в основном </text:span><text:span text:style-name="T51">loadData, </text:span><text:span text:style-name="T34">void </text:span><text:span text:style-name="T44">disposeDisposable</text:span><text:span text:style-name="T51">()</text:span></text:p>
      <text:p text:style-name="P1"><text:span text:style-name="T51"><text:s text:c="2"/></text:span><text:span text:style-name="T51">не нужен</text:span><text:span text:style-name="T51">) </text:span></text:p>
      <text:p text:style-name="P1"><text:span text:style-name="T51"/></text:p>
      <text:p text:style-name="P1"><text:soft-page-break/><text:span text:style-name="T51">Вместо этого переопределяем метод </text:span></text:p>
      <text:p text:style-name="P4"><text:span text:style-name="T34">protected void </text:span><text:span text:style-name="T44">onCleared</text:span><text:span text:style-name="T58">() {</text:span></text:p>
      <text:p text:style-name="P17"><text:s text:c="4"/><text:span text:style-name="T21">compositeDisposable</text:span><text:span text:style-name="T4">.dispose();</text:span></text:p>
      <text:p text:style-name="P17"><text:s text:c="4"/><text:span text:style-name="T29">super</text:span><text:span text:style-name="T4">.onCleared();</text:span></text:p>
      <text:p text:style-name="P7">}</text:p>
      <text:p text:style-name="P1"><text:span text:style-name="T51">В </text:span><text:span text:style-name="T52">loadData</text:span><text:span text:style-name="T51"> </text:span><text:span text:style-name="T51">после получения списка сотрудников из интернета надо добавить их в БД, но перед этим удалить всё что там было</text:span></text:p>
      <text:p text:style-name="P4"><text:span text:style-name="T34">public void </text:span><text:span text:style-name="T44">accept</text:span><text:span text:style-name="T58">(</text:span><text:span text:style-name="T17">EmployeeResponse </text:span><text:span text:style-name="T58">employeeResponse) </text:span><text:span text:style-name="T34">throws </text:span><text:span text:style-name="T17">Exception </text:span><text:span text:style-name="T58">{</text:span></text:p>
      <text:p text:style-name="P17"><text:s text:c="4"/><text:span text:style-name="T4">deleteAllEmployees();</text:span></text:p>
      <text:p text:style-name="P17"><text:s text:c="4"/><text:span text:style-name="T4">insertEmployees(employeeResponse.getEmployeesFromInternet());</text:span></text:p>
      <text:p text:style-name="P7">}</text:p>
      <text:p text:style-name="P8"><text:span text:style-name="T48">Теперь идем в </text:span><text:span text:style-name="T29">public class </text:span><text:span text:style-name="T9">EmployeeListActivity </text:span><text:span text:style-name="T29">extends </text:span><text:span text:style-name="T9">AppCompatActivity </text:span><text:span text:style-name="T29">implements </text:span><text:span text:style-name="T9">EmployeeListView</text:span></text:p>
      <text:p text:style-name="P8"><text:span text:style-name="T9"><text:s/>— больше не нужно реализовывать интерфейс </text:span><text:span text:style-name="T8"><text:s/></text:span><text:span text:style-name="T30">implements </text:span><text:span text:style-name="T10">EmployeeListView</text:span></text:p>
      <text:p text:style-name="P7"><text:span text:style-name="T8">и ссылка </text:span><text:span text:style-name="T28">private </text:span><text:span text:style-name="T8">EmployeeListPresenter </text:span><text:span text:style-name="T20">presenter</text:span><text:span text:style-name="T8">; не нужна</text:span></text:p>
      <text:p text:style-name="P7"><text:span text:style-name="T8">удаляем </text:span><text:span text:style-name="T28">void </text:span><text:span text:style-name="T42">onDestroy</text:span><text:span text:style-name="T8">(), </text:span><text:span text:style-name="T28">void </text:span><text:span text:style-name="T42">showData </text:span><text:span text:style-name="T28">void, </text:span><text:span text:style-name="T42">showError()</text:span></text:p>
      <text:p text:style-name="P7"><text:span text:style-name="T49">Добавляем</text:span><text:span text:style-name="T42"> </text:span><text:span text:style-name="T28">private </text:span><text:span text:style-name="T8">EmployeeViewModel </text:span><text:span text:style-name="T20">viewModel</text:span><text:span text:style-name="T42">;</text:span></text:p>
      <text:p text:style-name="P7"><text:span text:style-name="T49">Значение добавить</text:span><text:span text:style-name="T42"> </text:span><text:span text:style-name="T20">viewModel </text:span><text:span text:style-name="T42">= </text:span><text:span text:style-name="T8">ViewModelProviders</text:span><text:span text:style-name="T42">.</text:span><text:span text:style-name="T45">of</text:span><text:span text:style-name="T42">(</text:span><text:span text:style-name="T28">this</text:span><text:span text:style-name="T42">).get(</text:span><text:span text:style-name="T8">EmployeeViewModel</text:span><text:span text:style-name="T42">.</text:span><text:span text:style-name="T28">class</text:span><text:span text:style-name="T42">);</text:span></text:p>
      <text:p text:style-name="P13">Теперь надо подписаться на изменение в БД</text:p>
      <text:p text:style-name="P7"><text:span text:style-name="T20">viewModel </text:span><text:span text:style-name="T42">= </text:span><text:span text:style-name="T8">ViewModelProviders</text:span><text:span text:style-name="T42">.</text:span><text:span text:style-name="T45">of</text:span><text:span text:style-name="T42">(</text:span><text:span text:style-name="T28">this</text:span><text:span text:style-name="T42">).get(</text:span><text:span text:style-name="T8">EmployeeViewModel</text:span><text:span text:style-name="T42">.</text:span><text:span text:style-name="T28">class</text:span><text:span text:style-name="T42">);</text:span></text:p>
      <text:p text:style-name="P16"><text:span text:style-name="T20">viewModel</text:span>.getEmployees().observe(<text:span text:style-name="T28">this</text:span>, <text:span text:style-name="T28">new </text:span><text:span text:style-name="T8">Observer</text:span>&lt;<text:span text:style-name="T8">List</text:span>&lt;<text:span text:style-name="T8">Employee</text:span>&gt;&gt;() {</text:p>
      <text:p text:style-name="P17"><text:s text:c="4"/><text:span text:style-name="T37">@Override</text:span></text:p>
      <text:p text:style-name="P17"><text:span text:style-name="T36"><text:s text:c="4"/></text:span><text:span text:style-name="T29">public void </text:span><text:span text:style-name="T43">onChanged</text:span><text:span text:style-name="T4">(</text:span><text:span text:style-name="T9">List</text:span><text:span text:style-name="T4">&lt;</text:span><text:span text:style-name="T9">Employee</text:span><text:span text:style-name="T4">&gt; employees) {</text:span></text:p>
      <text:p text:style-name="P17"><text:s text:c="8"/><text:span text:style-name="T21">adapter</text:span><text:span text:style-name="T4">.setEmployees(employees);</text:span></text:p>
      <text:p text:style-name="P17"><text:s text:c="4"/><text:span text:style-name="T4">}</text:span></text:p>
      <text:p text:style-name="P7">});</text:p>
      <text:p text:style-name="P7"><text:span text:style-name="T20">viewModel</text:span>.loadData();</text:p>
      <text:p text:style-name="P14">Подписались на изменения — можем загружать данные <text:span text:style-name="T20">viewModel</text:span><text:span text:style-name="T50">.loadData();</text:span></text:p>
      <text:p text:style-name="P14"><text:span text:style-name="T50">Теперь хочу отслеживать ошибки, которые происходят при загрузке данных из интернета</text:span></text:p>
      <text:p text:style-name="P14">EmployeeViewModel.java — можем создать объект LiveData <text:s/>с ошибками, на который можем подписаться </text:p>
      <text:p text:style-name="P14"><text:span text:style-name="T28">private </text:span><text:span text:style-name="T8">LiveData</text:span><text:span text:style-name="T50">&lt;</text:span><text:span text:style-name="T8">Throwable</text:span><text:span text:style-name="T50">&gt; </text:span><text:span text:style-name="T20">errors</text:span><text:span text:style-name="T50">; и создадим геттер на него, чтобы можно было подписаться и присвоим ему значение в конструкторе. </text:span><text:span text:style-name="T50">LiveData – </text:span><text:span text:style-name="T50">абстрактный класс — </text:span><text:span text:style-name="T57">нельзя писать </text:span><text:span text:style-name="T57">new LiveData</text:span><text:span text:style-name="T50">, </text:span><text:span text:style-name="T50">поэтому </text:span><text:span text:style-name="T57">mutableLiveData</text:span></text:p>
      <text:p text:style-name="P7"><text:span text:style-name="T20">errors</text:span>.setValue(throwable); нет доступа к setValue </text:p>
      <text:p text:style-name="P7"><text:span text:style-name="T28">меняем </text:span><text:span text:style-name="T28">private </text:span><text:span text:style-name="T11">MutableLiveData</text:span>&lt;<text:span text:style-name="T8">Throwable</text:span>&gt; <text:span text:style-name="T20">errors</text:span>;</text:p>
      <text:p text:style-name="P7">Идем в EmployeeListActivity.java и подписываемся на ошибки</text:p>
      <text:p text:style-name="P7"><text:span text:style-name="T20">viewModel</text:span>.getErrors().observe(<text:span text:style-name="T28">this</text:span>, <text:span text:style-name="T28">new </text:span><text:span text:style-name="T8">Observer</text:span>&lt;<text:span text:style-name="T8">Throwable</text:span>&gt;() {</text:p>
      <text:p text:style-name="P17"><text:s text:c="4"/><text:span text:style-name="T37">@Override</text:span></text:p>
      <text:p text:style-name="P17"><text:span text:style-name="T36"><text:s text:c="4"/></text:span><text:span text:style-name="T29">public void </text:span><text:span text:style-name="T43">onChanged</text:span><text:span text:style-name="T4">(</text:span><text:span text:style-name="T9">Throwable </text:span><text:span text:style-name="T4">throwable) {</text:span></text:p>
      <text:p text:style-name="P17"><text:soft-page-break/><text:s text:c="7"/><text:span text:style-name="T46"><text:s/></text:span><text:span text:style-name="T30">if </text:span><text:span text:style-name="T7">(throwable != </text:span><text:span text:style-name="T30">null</text:span><text:span text:style-name="T7">){</text:span></text:p>
      <text:p text:style-name="P17"><text:s text:c="8"/><text:span text:style-name="T9">Toast</text:span><text:span text:style-name="T4">.</text:span><text:span text:style-name="T5">makeText</text:span><text:span text:style-name="T4">(</text:span><text:span text:style-name="T9">EmployeeListActivity</text:span><text:span text:style-name="T4">.</text:span><text:span text:style-name="T29">this</text:span><text:span text:style-name="T4">, </text:span><text:span text:style-name="T3">"No Internet database access"</text:span><text:span text:style-name="T4">, </text:span><text:span text:style-name="T9">Toast</text:span><text:span text:style-name="T4">.</text:span><text:span text:style-name="T22">LENGTH_SHORT</text:span><text:span text:style-name="T4">).show();</text:span></text:p>
      <text:p text:style-name="P17"><text:s text:c="8"/><text:span text:style-name="T23">viewModel</text:span><text:span text:style-name="T7">.clearErrors();</text:span></text:p>
      <text:p text:style-name="P17"><text:s text:c="8"/><text:span text:style-name="T4">}</text:span></text:p>
      <text:p text:style-name="P8"><text:s text:c="4"/><text:span text:style-name="T4">}</text:span></text:p>
      <text:p text:style-name="P8"><text:span text:style-name="T4">Важно!!!</text:span></text:p>
      <text:p text:style-name="P8"><text:span text:style-name="T4"/></text:p>
      <text:p text:style-name="P14"><text:span text:style-name="T50"/></text:p>
      <text:p text:style-name="P14"/>
      <text:p text:style-name="P14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Segoe UI" svg:font-family="'Segoe UI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083in" fo:margin-bottom="0.7874in" fo:margin-left="0.4862in" fo:margin-right="0.436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4T08:40:46.89</meta:creation-date>
    <meta:generator>OpenOffice/4.1.7$Win32 OpenOffice.org_project/417m1$Build-9800</meta:generator>
    <dc:date>2022-01-10T23:15:33.70</dc:date>
    <meta:editing-duration>P1DT6H10M20S</meta:editing-duration>
    <meta:editing-cycles>28</meta:editing-cycles>
    <meta:document-statistic meta:table-count="0" meta:image-count="0" meta:object-count="0" meta:page-count="4" meta:paragraph-count="126" meta:word-count="607" meta:character-count="5603"/>
  </office:meta>
</office:document-meta>
</file>